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5000000813558BCF9.png"/>
  <manifest:file-entry manifest:media-type="" manifest:full-path="Pictures/2000000700002973000029C2CABCF45D.svm"/>
  <manifest:file-entry manifest:media-type="" manifest:full-path="Pictures/20000007000032210000247D662F0823.svm"/>
  <manifest:file-entry manifest:media-type="" manifest:full-path="Pictures/2000000700004E580000542267B20A0F.svm"/>
  <manifest:file-entry manifest:media-type="" manifest:full-path="Pictures/2000000700003DEA00002B1A8961578E.svm"/>
  <manifest:file-entry manifest:media-type="" manifest:full-path="Pictures/200000070000606F00002C08F7658C82.svm"/>
  <manifest:file-entry manifest:media-type="" manifest:full-path="Pictures/2000000700003E53000034B7F0958045.svm"/>
  <manifest:file-entry manifest:media-type="" manifest:full-path="Pictures/2000000700005E92000034D1A3CDC329.svm"/>
  <manifest:file-entry manifest:media-type="" manifest:full-path="Pictures/200000070000640D0000332AF8F2F073.svm"/>
  <manifest:file-entry manifest:media-type="" manifest:full-path="Pictures/2000000700003C5D00000F672FBC38B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cm" style:rel-width="100%" table:align="left"/>
    </style:style>
    <style:style style:name="Tableau1.A" style:family="table-column">
      <style:table-column-properties style:column-width="1.214cm" style:rel-column-width="4678*"/>
    </style:style>
    <style:style style:name="Tableau1.B" style:family="table-column">
      <style:table-column-properties style:column-width="15.787cm" style:rel-column-width="60857*"/>
    </style:style>
    <style:style style:name="Tableau1.A1" style:family="table-cell">
      <style:table-cell-properties style:vertical-align="middle" fo:padding="0.106cm" fo:border-left="0.035cm solid #808080" fo:border-right="none" fo:border-top="0.035cm solid #808080" fo:border-bottom="0.035cm solid #808080"/>
    </style:style>
    <style:style style:name="Tableau1.B1" style:family="table-cell">
      <style:table-cell-properties style:vertical-align="middle" fo:padding="0.106cm" fo:border="0.035cm solid #808080"/>
    </style:style>
    <style:style style:name="Tableau1.A2" style:family="table-cell">
      <style:table-cell-properties style:vertical-align="middle" fo:padding="0.106cm" fo:border-left="0.035cm solid #808080" fo:border-right="none" fo:border-top="none" fo:border-bottom="0.035cm solid #808080"/>
    </style:style>
    <style:style style:name="Tableau1.B2" style:family="table-cell">
      <style:table-cell-properties style:vertical-align="middle" fo:padding="0.106cm" fo:border-left="0.035cm solid #808080" fo:border-right="0.035cm solid #808080" fo:border-top="none" fo:border-bottom="0.035cm solid #808080"/>
    </style:style>
    <style:style style:name="P1" style:family="paragraph" style:parent-style-name="Standard">
      <style:paragraph-properties fo:text-align="center" style:justify-single-word="false"/>
    </style:style>
    <style:style style:name="P2" style:family="paragraph" style:parent-style-name="Standard">
      <style:text-properties fo:color="#00000a" style:font-name="Times New Roman1" fo:font-size="12pt" fo:font-weight="bold" style:font-size-asian="12pt" style:font-weight-asian="bold" style:font-size-complex="12pt" style:font-weight-complex="bold"/>
    </style:style>
    <style:style style:name="P3" style:family="paragraph" style:parent-style-name="Standard">
      <style:text-properties style:font-name="Times New Roman1" fo:font-size="12pt" style:font-size-asian="12pt" style:font-size-complex="12pt"/>
    </style:style>
    <style:style style:name="P4" style:family="paragraph" style:parent-style-name="Standard">
      <style:paragraph-properties fo:margin-top="0.212cm" fo:margin-bottom="0.212cm" fo:text-align="center" style:justify-single-word="false"/>
    </style:style>
    <style:style style:name="P5" style:family="paragraph" style:parent-style-name="Standard">
      <style:paragraph-properties fo:margin-left="0cm" fo:margin-right="0cm" fo:margin-top="0.106cm" fo:margin-bottom="0.282cm" fo:text-indent="1.249cm" style:auto-text-indent="false"/>
      <style:text-properties style:font-name="Calibri" fo:font-weight="bold" style:font-weight-asian="bold" style:font-weight-complex="bold"/>
    </style:style>
    <style:style style:name="P6" style:family="paragraph" style:parent-style-name="Text_20_body">
      <style:text-properties fo:color="#00000a" fo:font-weight="bold" style:font-weight-asian="bold" style:font-weight-complex="bold"/>
    </style:style>
    <style:style style:name="P7" style:family="paragraph" style:parent-style-name="Standard">
      <style:text-properties style:font-name="Times New Roman1" fo:font-size="12pt" fo:font-weight="bold" style:font-size-asian="12pt" style:font-weight-asian="bold" style:font-size-complex="12pt" style:font-weight-complex="bold"/>
    </style:style>
    <style:style style:name="P8" style:family="paragraph" style:parent-style-name="Standard">
      <style:paragraph-properties fo:margin-left="1cm" fo:margin-right="1cm" fo:margin-top="0.106cm" fo:margin-bottom="0.282cm" fo:text-align="center" style:justify-single-word="false" fo:text-indent="0cm" style:auto-text-indent="false"/>
      <style:text-properties style:font-name="Calibri"/>
    </style:style>
    <style:style style:name="P9" style:family="paragraph" style:parent-style-name="Standard">
      <style:paragraph-properties fo:margin-left="0cm" fo:margin-right="0cm" fo:margin-top="0.318cm" fo:margin-bottom="0.282cm" fo:text-align="start" style:justify-single-word="false" fo:text-indent="0cm" style:auto-text-indent="false"/>
    </style:style>
    <style:style style:name="P10" style:family="paragraph" style:parent-style-name="Heading_20_2">
      <style:text-properties style:font-name="Times New Roman1"/>
    </style:style>
    <style:style style:name="P11" style:family="paragraph" style:parent-style-name="Text_20_body">
      <style:text-properties fo:color="#00000a" fo:font-weight="bold" style:font-weight-asian="bold" style:font-weight-complex="bold"/>
    </style:style>
    <style:style style:name="P12" style:family="paragraph" style:parent-style-name="Text_20_body">
      <style:text-properties fo:color="#00000a" fo:font-size="16pt" fo:font-weight="bold" style:font-size-asian="16pt" style:font-weight-asian="bold" style:font-size-complex="16pt" style:font-weight-complex="bold"/>
    </style:style>
    <style:style style:name="P13" style:family="paragraph" style:parent-style-name="Text_20_body">
      <style:text-properties fo:color="#00000a" fo:font-weight="normal"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margin-top="0cm" fo:margin-bottom="0.499cm"/>
    </style:style>
    <style:style style:name="P17" style:family="paragraph" style:parent-style-name="Table_20_Contents">
      <style:paragraph-properties fo:margin-top="0cm" fo:margin-bottom="0.499cm" fo:text-align="center" style:justify-single-word="false"/>
    </style:style>
    <style:style style:name="T1" style:family="text">
      <style:text-properties fo:color="#0000ff" style:font-name="Calibri" fo:font-size="14pt" fo:font-weight="bold" style:font-size-asian="14pt" style:font-weight-asian="bold"/>
    </style:style>
    <style:style style:name="T2" style:family="text">
      <style:text-properties fo:color="#0000ff" fo:font-weight="bold" style:font-weight-asian="bold"/>
    </style:style>
    <style:style style:name="T3" style:family="text">
      <style:text-properties fo:color="#00000a" fo:font-weight="bold" style:font-weight-asian="bold" style:font-weight-complex="bold"/>
    </style:style>
    <style:style style:name="T4" style:family="text">
      <style:text-properties fo:color="#00000a" fo:font-weight="normal" style:font-weight-asian="normal" style:font-weight-complex="normal"/>
    </style:style>
    <style:style style:name="T5" style:family="text">
      <style:text-properties fo:font-size="14pt" fo:font-weight="bold" style:font-size-asian="14pt" style:font-weight-asian="bold" style:font-size-complex="14pt"/>
    </style:style>
    <style:style style:name="T6" style:family="text">
      <style:text-properties fo:font-size="14pt" style:text-underline-style="solid" style:text-underline-type="double" style:text-underline-width="auto" style:text-underline-color="font-color" fo:font-weight="bold" style:font-size-asian="14pt" style:font-weight-asian="bold" style:font-size-complex="14pt"/>
    </style:style>
    <style:style style:name="T7" style:family="text">
      <style:text-properties fo:color="#99ffff"/>
    </style:style>
    <style:style style:name="T8" style:family="text">
      <style:text-properties fo:color="#00ccff"/>
    </style:style>
    <style:style style:name="T9" style:family="text">
      <style:text-properties fo:color="#00ccff" fo:font-weight="bold" style:font-weight-asian="bold" style:font-weight-complex="bold"/>
    </style:style>
    <style:style style:name="T10" style:family="text">
      <style:text-properties fo:language="fr" fo:country="FR"/>
    </style:style>
    <style:style style:name="T11" style:family="text">
      <style:text-properties fo:language="fr" fo:country="FR" fo:font-weight="bold" style:font-weight-asian="bold"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P1"><text:span text:style-name="T5">Les </text:span><text:span text:style-name="T6">D</text:span><text:span text:style-name="T5">ébogages</text:span></text:p>
      <text:h text:style-name="Heading_20_2" text:outline-level="2"/>
      <text:h text:style-name="Heading_20_2" text:outline-level="2"><text:bookmark-start text:name="_Toc388602408"/><text:bookmark-start text:name="_Toc413881438"/>Chapitre 1 <text:bookmark-end text:name="_Toc388602408"/><text:bookmark-end text:name="_Toc413881438"/>:<text:span text:style-name="T3"> Introduction</text:span></text:h>
      <text:p text:style-name="P6"/>
      <text:p text:style-name="P6">Définition:</text:p>
      <text:p text:style-name="P6">Une fonctionnalité d'Eclipse qui nous permis de suivre notre programme et le contrôler lors de l’exécution , les corrigés les erreurs ou meme tester d'autre codes .</text:p>
      <text:p text:style-name="P6"><draw:frame draw:style-name="fr2" draw:name="images2" text:anchor-type="paragraph" svg:width="17cm" svg:height="7.761cm" draw:z-index="6"><draw:image xlink:href="Pictures/200000070000606F00002C08F7658C82.svm" xlink:type="simple" xlink:show="embed" xlink:actuate="onLoad"/></draw:frame></text:p>
      <text:p text:style-name="P6"/>
      <text:p text:style-name="P6"/>
      <text:h text:style-name="P10" text:outline-level="2"><text:bookmark-start text:name="_Toc3886024081"/><text:bookmark-start text:name="_Toc4138814381"/><text:span text:style-name="T9">Chapitre </text:span><text:bookmark-end text:name="_Toc3886024081"/><text:bookmark-end text:name="_Toc4138814381"/><text:span text:style-name="T9">2: </text:span><text:span text:style-name="T3"><text:s text:c="2"/>Le déclenchement </text:span></text:h>
      <text:p text:style-name="P6"><text:s/>point d’arrêt (Break Point) :</text:p>
      <text:p text:style-name="P2">1 - <text:s/>Ajouter/Supprimer un point d’arrêt</text:p>
      <text:p text:style-name="P3">Un point d’arrêt permet de signaler au debugger où se mettre en pause. Un point d’arrêt est signalé par le symbole(rond bleu).</text:p>
      <text:p text:style-name="P3">– Ajouter un point d’arrêt :</text:p>
      <text:p text:style-name="P3">clic droit sur la marge gauche, au niveau de la ligne qui nous intéresse, puis choisir</text:p>
      <text:p text:style-name="P3">Toggle Breakpoint ou tout simplement double cliquer sur la marge gauche au même niveau</text:p>
      <text:p text:style-name="P7"><text:soft-page-break/>2 – Supprimer un point d’arrêt :</text:p>
      <text:p text:style-name="P3">clic droit sur le point d’arrêt puis Toggle Breakpoint- Lancer/Stopper le debugger</text:p>
      <text:p text:style-name="P3">Une fois un point d’arrêt déféni, il est temps de lancer le debugger d’Eclipse. Lorsque le debugger est lancé, Eclipsevous propose de passer en perspective Debug . Il faut accepter, ce qui changera légèrement l’agencement des vues dans Eclipse. Il sufit ensuite d’attendre que l’exécution atteigne le point d’arrêt,pour inspecter l’état des variables, puis éventuellement relancer l’exécution.</text:p>
      <text:p text:style-name="P3">– Lancer le debugger :</text:p>
      <text:p text:style-name="P3">clic sur l’icône(Debug) ou clic droit sur la classe contenant la méthode main puis</text:p>
      <text:p text:style-name="P3">Debug As &gt; Java Application</text:p>
      <text:p text:style-name="P3">dans le menu contextuel</text:p>
      <text:p text:style-name="P3"/>
      <text:p text:style-name="P6"><draw:frame draw:style-name="fr3" draw:name="images3" text:anchor-type="paragraph" svg:width="12.97cm" svg:height="4.658cm" draw:z-index="7"><draw:image xlink:href="Pictures/200000070000640D0000332AF8F2F073.svm" xlink:type="simple" xlink:show="embed" xlink:actuate="onLoad"/></draw:frame></text:p>
      <text:p text:style-name="P3"/>
      <text:p text:style-name="P3"/>
      <text:p text:style-name="P6"><draw:frame draw:style-name="fr3" draw:name="images4" text:anchor-type="paragraph" svg:width="17cm" svg:height="7.945cm" draw:z-index="8"><draw:image xlink:href="Pictures/2000000700004E580000542267B20A0F.svm" xlink:type="simple" xlink:show="embed" xlink:actuate="onLoad"/></draw:frame></text:p>
      <text:p text:style-name="P12"><text:soft-page-break/><text:s/><text:bookmark-start text:name="_Toc38860240811"/><text:bookmark-start text:name="_Toc41388143811"/><text:span text:style-name="T8">Chapitre </text:span><text:bookmark-end text:name="_Toc38860240811"/><text:bookmark-end text:name="_Toc41388143811"/><text:span text:style-name="T8">3:</text:span><text:span text:style-name="T7"> </text:span>Le Fonctionnement de mode débegage </text:p>
      <text:p text:style-name="P6">1-Les perspectives :</text:p>
      <text:p text:style-name="Text_20_body"><text:span text:style-name="T4">c'est l'ensemble de vu agencé d'une certaine maniére ,</text:span><text:bookmark text:name="tw-target-text"/><text:span text:style-name="T10">La perspective Déboguer permet de tester et de déboguer une représentation graphique de vos flux de messages à l'aide du débogueur de flux de messages.</text:span></text:p>
      <text:p text:style-name="Text_20_body"><draw:frame draw:style-name="fr5" draw:name="images5" text:anchor-type="paragraph" svg:width="15.453cm" svg:height="3.942cm" draw:z-index="15"><draw:image xlink:href="Pictures/2000000700003C5D00000F672FBC38B6.svm" xlink:type="simple" xlink:show="embed" xlink:actuate="onLoad"/></draw:frame><text:span text:style-name="T10"/></text:p>
      <text:p text:style-name="Text_20_body"><text:span text:style-name="T10">2</text:span><text:span text:style-name="T11">- les differentes fonctionnalité du mode débegage </text:span><text:span text:style-name="T10">:</text:span></text:p>
      <text:p text:style-name="P14"><text:span text:style-name="T10">Cette vue possède plusieurs icônes qui permettent d'agir sur les éléments affichés.</text:span></text:p>
      <table:table table:name="Tableau1" table:style-name="Tableau1">
        <table:table-column table:style-name="Tableau1.A"/>
        <table:table-column table:style-name="Tableau1.B"/>
        <table:table-row>
          <table:table-cell table:style-name="Tableau1.A1" office:value-type="string">
            <text:p text:style-name="P17">Icône</text:p>
          </table:table-cell>
          <table:table-cell table:style-name="Tableau1.B1" office:value-type="string">
            <text:p text:style-name="P16">Rôle</text:p>
          </table:table-cell>
        </table:table-row>
        <table:table-row>
          <table:table-cell table:style-name="Tableau1.A2" office:value-type="string">
            <text:p text:style-name="P17"><draw:frame draw:style-name="fr6" draw:name="images6" text:anchor-type="as-char" svg:width="0.609cm" svg:height="0.582cm" draw:z-index="16"><draw:image xlink:href="https://www.jmdoudoux.fr/java/dejae/images/debug003.png" xlink:type="simple" xlink:show="embed" xlink:actuate="onLoad"/></draw:frame> </text:p>
          </table:table-cell>
          <table:table-cell table:style-name="Tableau1.B2" office:value-type="string">
            <text:p text:style-name="P16">Reprendre l'exécution précédemment interrompue</text:p>
          </table:table-cell>
        </table:table-row>
        <table:table-row>
          <table:table-cell table:style-name="Tableau1.A2" office:value-type="string">
            <text:p text:style-name="P17"><draw:frame draw:style-name="fr6" draw:name="images7" text:anchor-type="as-char" svg:width="0.609cm" svg:height="0.609cm" draw:z-index="17"><draw:image xlink:href="https://www.jmdoudoux.fr/java/dejae/images/debug004.png" xlink:type="simple" xlink:show="embed" xlink:actuate="onLoad"/></draw:frame> </text:p>
          </table:table-cell>
          <table:table-cell table:style-name="Tableau1.B2" office:value-type="string">
            <text:p text:style-name="P16">Interrompre l'exécution du processus</text:p>
          </table:table-cell>
        </table:table-row>
        <table:table-row>
          <table:table-cell table:style-name="Tableau1.A2" office:value-type="string">
            <text:p text:style-name="P17"><draw:frame draw:style-name="fr6" draw:name="images8" text:anchor-type="as-char" svg:width="0.609cm" svg:height="0.582cm" draw:z-index="18"><draw:image xlink:href="https://www.jmdoudoux.fr/java/dejae/images/debug005.png" xlink:type="simple" xlink:show="embed" xlink:actuate="onLoad"/></draw:frame> </text:p>
          </table:table-cell>
          <table:table-cell table:style-name="Tableau1.B2" office:value-type="string">
            <text:p text:style-name="P16">Demande de mettre fin au processus</text:p>
          </table:table-cell>
        </table:table-row>
        <table:table-row>
          <table:table-cell table:style-name="Tableau1.A2" office:value-type="string">
            <text:p text:style-name="P15"><draw:frame draw:style-name="fr6" draw:name="images11" text:anchor-type="as-char" svg:width="0.609cm" svg:height="0.582cm" draw:z-index="19"><draw:image xlink:href="https://www.jmdoudoux.fr/java/dejae/images/debug014.png" xlink:type="simple" xlink:show="embed" xlink:actuate="onLoad"/></draw:frame> </text:p>
          </table:table-cell>
          <table:table-cell table:style-name="Tableau1.B2" office:value-type="string">
            <text:p text:style-name="Table_20_Contents">Exécute la ligne courante et arrête l'exécution sur la première ligne de code incluse dans la première méthode de la ligne courante (raccourci : F5) </text:p>
          </table:table-cell>
        </table:table-row>
        <table:table-row>
          <table:table-cell table:style-name="Tableau1.A2" office:value-type="string">
            <text:p text:style-name="P15"><draw:frame draw:style-name="fr6" draw:name="images12" text:anchor-type="as-char" svg:width="0.609cm" svg:height="0.582cm" draw:z-index="20"><draw:image xlink:href="https://www.jmdoudoux.fr/java/dejae/images/debug015.png" xlink:type="simple" xlink:show="embed" xlink:actuate="onLoad"/></draw:frame> </text:p>
          </table:table-cell>
          <table:table-cell table:style-name="Tableau1.B2" office:value-type="string">
            <text:p text:style-name="Table_20_Contents">Exécute la ligne courante et arrête l'exécution avant la ligne suivante (raccourci : F6) </text:p>
          </table:table-cell>
        </table:table-row>
        <table:table-row>
          <table:table-cell table:style-name="Tableau1.A2" office:value-type="string">
            <text:p text:style-name="P15"><draw:frame draw:style-name="fr6" draw:name="images13" text:anchor-type="as-char" svg:width="0.609cm" svg:height="0.582cm" draw:z-index="21"><draw:image xlink:href="https://www.jmdoudoux.fr/java/dejae/images/debug016.png" xlink:type="simple" xlink:show="embed" xlink:actuate="onLoad"/></draw:frame> </text:p>
          </table:table-cell>
          <table:table-cell table:style-name="Tableau1.B2" office:value-type="string">
            <text:p text:style-name="Table_20_Contents"><text:s/>Exécute le code de la ligne courante jusqu'à la prochaine instruction return de la méthode (raccourci : F7) </text:p>
          </table:table-cell>
        </table:table-row>
      </table:table>
      <text:p text:style-name="P13"/>
      <text:p text:style-name="P6"/>
      <text:p text:style-name="P6"><text:soft-page-break/>3- Les variables <text:s/>et expression :</text:p>
      <text:p text:style-name="P13">On peut changer les variable pour les tester </text:p>
      <text:p text:style-name="P13"/>
      <text:p text:style-name="P13"><draw:frame draw:style-name="fr7" draw:name="images9" text:anchor-type="paragraph" svg:x="0cm" svg:y="8.943cm" svg:width="17cm" svg:height="9.493cm" draw:z-index="22"><draw:image xlink:href="Pictures/2000000700005E92000034D1A3CDC329.svm" xlink:type="simple" xlink:show="embed" xlink:actuate="onLoad"/></draw:frame><draw:frame draw:style-name="fr5" draw:name="images10" text:anchor-type="paragraph" svg:width="12.832cm" svg:height="9.342cm" draw:z-index="23"><draw:image xlink:href="Pictures/20000007000032210000247D662F0823.svm" xlink:type="simple" xlink:show="embed" xlink:actuate="onLoad"/></draw:frame></text:p>
      <text:p text:style-name="P6"><text:soft-page-break/>4- Le mode de display :</text:p>
      <text:p text:style-name="P6"><draw:frame draw:style-name="fr5" draw:name="images14" text:anchor-type="paragraph" svg:width="15.85cm" svg:height="11.033cm" draw:z-index="24"><draw:image xlink:href="Pictures/2000000700003DEA00002B1A8961578E.svm" xlink:type="simple" xlink:show="embed" xlink:actuate="onLoad"/></draw:frame><text:span text:style-name="T12">ce mode nous permis de faire des test et excuter des programmes c'est comme on l'écrit dans Java la seule difference c'est qu'on ne peux pas importer des fichiers.</text:span></text:p>
      <text:p text:style-name="P6">5- Les proprietés de point d'arret : </text:p>
      <text:p text:style-name="P13">pour mieux cibler la ligne de code qu'on veux la traiter avec le debeg on peux rajouter des condition avec l'option de point d'arret et on choisis juste la ligne qu'on a besoin au lieux de perdre le temps de faire F6 pour soter d'un points d'arret a un autre.</text:p>
      <text:p text:style-name="P6"><text:span text:style-name="T12"/></text:p>
      <text:p text:style-name="P6"><draw:frame draw:style-name="fr3" draw:name="images15" text:anchor-type="paragraph" svg:width="10.612cm" svg:height="10.689cm" draw:z-index="25"><draw:image xlink:href="Pictures/2000000700002973000029C2CABCF45D.svm" xlink:type="simple" xlink:show="embed" xlink:actuate="onLoad"/></draw:frame><draw:frame draw:style-name="fr5" draw:name="images16" text:anchor-type="paragraph" svg:width="15.954cm" svg:height="13.496cm" draw:z-index="26"><draw:image xlink:href="Pictures/2000000700003E53000034B7F0958045.svm" xlink:type="simple" xlink:show="embed" xlink:actuate="onLoad"/></draw:frame><text:soft-page-break/><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class="text">
      <style:paragraph-properties fo:margin-top="0.071cm" fo:margin-bottom="0cm" fo:line-height="100%" fo:keep-together="always" fo:keep-with-next="always"/>
      <style:text-properties fo:color="#2f5496" style:font-name="Calibri Light" fo:font-size="16pt" style:font-size-asian="16pt" style:font-name-complex="Times New Roman2" style:font-size-complex="1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318cm" fo:margin-bottom="0.282cm" fo:text-align="start" style:justify-single-word="false" fo:text-indent="0cm" style:auto-text-indent="false"/>
    </style:style>
    <style:style style:name="MP2" style:family="paragraph" style:parent-style-name="Standard">
      <style:paragraph-properties fo:margin-top="0.212cm" fo:margin-bottom="0.212cm" fo:text-align="center" style:justify-single-word="false"/>
    </style:style>
    <style:style style:name="MP3" style:family="paragraph" style:parent-style-name="Standard">
      <style:paragraph-properties fo:margin-left="1cm" fo:margin-right="1cm" fo:margin-top="0.106cm" fo:margin-bottom="0.282cm" fo:text-align="center" style:justify-single-word="false" fo:text-indent="0cm" style:auto-text-indent="false"/>
      <style:text-properties style:font-name="Calibri"/>
    </style:style>
    <style:style style:name="MP4" style:family="paragraph" style:parent-style-name="Standard">
      <style:paragraph-properties fo:margin-left="0cm" fo:margin-right="0cm" fo:margin-top="0.106cm" fo:margin-bottom="0.282cm" fo:text-indent="1.249cm" style:auto-text-indent="false"/>
      <style:text-properties style:font-name="Calibri" fo:font-weight="bold" style:font-weight-asian="bold" style:font-weight-complex="bold"/>
    </style:style>
    <style:style style:name="MT1" style:family="text">
      <style:text-properties fo:color="#0000ff" style:font-name="Calibri" fo:font-size="14pt" fo:font-weight="bold" style:font-size-asian="14pt" style:font-weight-asian="bold"/>
    </style:style>
    <style:style style:name="MT2" style:family="text">
      <style:text-properties fo:color="#0000ff" fo:font-weight="bold" style:font-weight-asian="bold"/>
    </style:style>
    <style:style style:name="M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1" text:anchor-type="as-char" svg:y="-1.482cm" svg:width="3.625cm" svg:height="1.085cm" draw:z-index="14"><draw:image xlink:href="Pictures/1000000000000195000000813558BCF9.png" xlink:type="simple" xlink:show="embed" xlink:actuate="onLoad"/></draw:frame> <text:s text:c="23"/><text:keywords/><text:span text:style-name="MT1">High Tech Compass</text:span><text:description/></text:p>
        <text:p text:style-name="MP2"><draw:frame draw:style-name="Mfr2" draw:name="images1" text:anchor-type="as-char" svg:width="3.678cm" svg:height="1.191cm" draw:z-index="5"><draw:image xlink:href="Pictures/1000000000000195000000813558BCF9.png" xlink:type="simple" xlink:show="embed" xlink:actuate="onLoad"/></draw:frame></text:p>
        <text:p text:style-name="MP3"><text:span text:style-name="MT2">Date 12/10/2018</text:span></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siba derrouiche</meta:initial-creator>
    <meta:creation-date>2018-10-12T21:19:11.65</meta:creation-date>
    <dc:date>2018-10-17T20:38:18.38</dc:date>
    <dc:creator>hassiba derrouiche</dc:creator>
    <meta:editing-duration>PT11H54M6S</meta:editing-duration>
    <meta:editing-cycles>4</meta:editing-cycles>
    <meta:generator>OpenOffice/4.1.4$Win32 OpenOffice.org_project/414m5$Build-9788</meta:generator>
    <meta:document-statistic meta:table-count="1" meta:image-count="17" meta:object-count="0" meta:page-count="6" meta:paragraph-count="46" meta:word-count="458" meta:character-count="2812"/>
  </office:meta>
</office:document-meta>
</file>